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Parametre</text:p>
          </table:table-cell>
          <table:table-cell office:value-type="string">
            <text:p>Taille Index</text:p>
          </table:table-cell>
          <table:table-cell office:value-type="string">
            <text:p>Resultat </text:p>
          </table:table-cell>
          <table:table-cell office:value-type="string">
            <text:p>Pourcentage Réponse juste :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rmal</text:p>
          </table:table-cell>
          <table:table-cell office:value-type="string">
            <text:p>577/976</text:p>
          </table:table-cell>
          <table:table-cell office:value-type="string">
            <text:p>59.11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rmal</text:p>
          </table:table-cell>
          <table:table-cell office:value-type="string">
            <text:p>592/976</text:p>
          </table:table-cell>
          <table:table-cell office:value-type="string">
            <text:p>60.655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ndIndex</text:p>
          </table:table-cell>
          <table:table-cell office:value-type="string">
            <text:p>577/976</text:p>
          </table:table-cell>
          <table:table-cell office:value-type="string">
            <text:p>59.118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ndIndex</text:p>
          </table:table-cell>
          <table:table-cell office:value-type="string">
            <text:p>592/976</text:p>
          </table:table-cell>
          <table:table-cell office:value-type="string">
            <text:p>60.6557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17/12/2019</text:date>, <text:time>21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6M48S</meta:editing-duration>
    <meta:editing-cycles>6</meta:editing-cycles>
    <meta:generator>OpenOffice/4.1.6$Win32 OpenOffice.org_project/416m1$Build-9790</meta:generator>
    <dc:date>2019-12-17T21:48:52.89</dc:date>
    <dc:creator>Loki TraceTaRace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